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6.7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Concentration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stdev%</text:p>
          </table:table-cell>
          <table:table-cell office:value-type="string" calcext:value-type="string">
            <text:p>%Erro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AVERAGE([.B2:.F2])" office:value-type="float" office:value="21.8" calcext:value-type="float">
            <text:p>21.8</text:p>
          </table:table-cell>
          <table:table-cell table:formula="of:=STDEV([.B2:.F2])" office:value-type="float" office:value="7.22495674727538" calcext:value-type="float">
            <text:p>7.2249567473</text:p>
          </table:table-cell>
          <table:table-cell table:formula="of:=[.H2]/[.G2]*100" office:value-type="float" office:value="33.1420034278687" calcext:value-type="float">
            <text:p>33.1</text:p>
          </table:table-cell>
          <table:table-cell table:formula="of:=(1-([.G2]/[.A2]))*-100" office:value-type="float" office:value="-12.8" calcext:value-type="float">
            <text:p>-12.8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AVERAGE([.B3:.F3])" office:value-type="float" office:value="50.4" calcext:value-type="float">
            <text:p>50.4</text:p>
          </table:table-cell>
          <table:table-cell table:formula="of:=STDEV([.B3:.F3])" office:value-type="float" office:value="6.42650760522385" calcext:value-type="float">
            <text:p>6.4265076052</text:p>
          </table:table-cell>
          <table:table-cell table:formula="of:=[.H3]/[.G3]*100" office:value-type="float" office:value="12.7510071532219" calcext:value-type="float">
            <text:p>12.8</text:p>
          </table:table-cell>
          <table:table-cell table:formula="of:=(1-([.G3]/[.A3]))*-100" office:value-type="float" office:value="0.800000000000001" calcext:value-type="float">
            <text:p>0.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3" calcext:value-type="float">
            <text:p>173</text:p>
          </table:table-cell>
          <table:table-cell office:value-type="float" office:value="200" calcext:value-type="float">
            <text:p>200</text:p>
          </table:table-cell>
          <table:table-cell office:value-type="float" office:value="221" calcext:value-type="float">
            <text:p>221</text:p>
          </table:table-cell>
          <table:table-cell office:value-type="float" office:value="210" calcext:value-type="float">
            <text:p>210</text:p>
          </table:table-cell>
          <table:table-cell office:value-type="float" office:value="226" calcext:value-type="float">
            <text:p>226</text:p>
          </table:table-cell>
          <table:table-cell table:formula="of:=AVERAGE([.B4:.F4])" office:value-type="float" office:value="206" calcext:value-type="float">
            <text:p>206</text:p>
          </table:table-cell>
          <table:table-cell table:formula="of:=STDEV([.B4:.F4])" office:value-type="float" office:value="21.0119013894507" calcext:value-type="float">
            <text:p>21.0119013895</text:p>
          </table:table-cell>
          <table:table-cell table:formula="of:=[.H4]/[.G4]*100" office:value-type="float" office:value="10.1999521308013" calcext:value-type="float">
            <text:p>10.2</text:p>
          </table:table-cell>
          <table:table-cell table:formula="of:=(1-([.G4]/[.A4]))*-100" office:value-type="float" office:value="3" calcext:value-type="float">
            <text:p>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49" calcext:value-type="float">
            <text:p>249</text:p>
          </table:table-cell>
          <table:table-cell office:value-type="float" office:value="280" calcext:value-type="float">
            <text:p>280</text:p>
          </table:table-cell>
          <table:table-cell office:value-type="float" office:value="344" calcext:value-type="float">
            <text:p>344</text:p>
          </table:table-cell>
          <table:table-cell office:value-type="float" office:value="322" calcext:value-type="float">
            <text:p>322</text:p>
          </table:table-cell>
          <table:table-cell office:value-type="float" office:value="294" calcext:value-type="float">
            <text:p>294</text:p>
          </table:table-cell>
          <table:table-cell table:formula="of:=AVERAGE([.B5:.F5])" office:value-type="float" office:value="297.8" calcext:value-type="float">
            <text:p>297.8</text:p>
          </table:table-cell>
          <table:table-cell table:formula="of:=STDEV([.B5:.F5])" office:value-type="float" office:value="36.8537650722419" calcext:value-type="float">
            <text:p>36.8537650722</text:p>
          </table:table-cell>
          <table:table-cell table:formula="of:=[.H5]/[.G5]*100" office:value-type="float" office:value="12.3753408570322" calcext:value-type="float">
            <text:p>12.4</text:p>
          </table:table-cell>
          <table:table-cell table:formula="of:=(1-([.G5]/[.A5]))*-100" office:value-type="float" office:value="-25.55" calcext:value-type="float">
            <text:p>-25.55</text:p>
          </table:table-cell>
        </table:table-row>
        <table:table-row table:style-name="ro1" table:number-rows-repeated="104857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7T15:29:38.304804658</meta:creation-date>
    <dc:date>2018-08-07T15:40:34.171561925</dc:date>
    <meta:editing-duration>PT10M55S</meta:editing-duration>
    <meta:editing-cycles>2</meta:editing-cycles>
    <meta:generator>LibreOffice/5.1.6.2$Linux_X86_64 LibreOffice_project/10m0$Build-2</meta:generator>
    <meta:document-statistic meta:table-count="1" meta:cell-count="50" meta:object-count="0"/>
  </office:meta>
</office:document-meta>
</file>